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1e2ef6" officeooo:paragraph-rsid="001e2ef6"/>
    </style:style>
    <style:style style:name="P2" style:family="paragraph" style:parent-style-name="Text_20_body">
      <style:text-properties officeooo:rsid="001e2ef6" officeooo:paragraph-rsid="001e2ef6"/>
    </style:style>
    <style:style style:name="P3" style:family="paragraph" style:parent-style-name="Heading_20_1">
      <style:text-properties officeooo:rsid="001e2ef6" officeooo:paragraph-rsid="001e2ef6"/>
    </style:style>
    <style:style style:name="P4" style:family="paragraph" style:parent-style-name="Heading_20_2">
      <style:text-properties style:font-name="Liberation Sans" fo:font-size="16.1000003814697pt" fo:font-weight="bold" officeooo:rsid="001e2ef6" officeooo:paragraph-rsid="001e2ef6" style:font-name-asian="Noto Sans CJK SC" style:font-size-asian="16.1000003814697pt" style:font-weight-asian="bold" style:font-name-complex="Droid Sans Devanagari" style:font-size-complex="16.1000003814697pt" style:font-weight-complex="bold"/>
    </style:style>
    <style:style style:name="P5" style:family="paragraph" style:parent-style-name="Text_20_body">
      <style:text-properties officeooo:paragraph-rsid="00212bbb"/>
    </style:style>
    <style:style style:name="T1" style:family="text">
      <style:text-properties style:font-name="Liberation Sans" fo:font-size="16.1000003814697pt" fo:font-weight="bold" officeooo:rsid="001e2ef6" style:font-name-asian="Noto Sans CJK SC" style:font-size-asian="16.1000003814697pt" style:font-weight-asian="bold" style:font-name-complex="Droid Sans Devanagari" style:font-size-complex="16.1000003814697pt" style:font-weight-complex="bold"/>
    </style:style>
    <style:style style:name="T2" style:family="text">
      <style:text-properties officeooo:rsid="00218d5b"/>
    </style:style>
    <style:style style:name="T3" style:family="text">
      <style:text-properties officeooo:rsid="00212bbb"/>
    </style:style>
    <style:style style:name="T4" style:family="text">
      <style:text-properties style:text-underline-style="none" officeooo:rsid="00218d5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Individual reflection</text:h>
      <text:h text:style-name="Heading_20_2" text:outline-level="2"><text:span text:style-name="T1">P</text:span>lanning phase</text:h>
      <text:p text:style-name="P2">I introduced the Git workflow called Feature Branching and wrote instructions in readme files. I also created a pre-push git hook that will enfore a no-master-push policy. The hook will stop all pushes to the master branch and provide hints on how to create a feature branch and push code on there. <text:s text:c="2"/></text:p>
      <text:h text:style-name="P4" text:outline-level="2">Sprint 1</text:h>
      <text:p text:style-name="P5"><text:span text:style-name="T3">I participated in planning the database relationship tables and entities. I also participated in planning the workflow of the Android app. I helped organize</text:span><text:span text:style-name="T4"> the git repositories. </text:span><text:span text:style-name="T3"><text:s/>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style:text-underline-style="none" officeooo:rsid="001e2ef6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e2ef6" officeooo:paragraph-rsid="001e2ef6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Viktor Rosvall</text:p>
      </style:head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0T15:23:31.200627817</meta:creation-date>
    <dc:date>2020-02-10T16:03:11.874824232</dc:date>
    <meta:editing-duration>PT5M20S</meta:editing-duration>
    <meta:editing-cycles>3</meta:editing-cycles>
    <meta:generator>LibreOffice/6.3.4.2.0$Linux_X86_64 LibreOffice_project/30$Build-2</meta:generator>
    <meta:document-statistic meta:table-count="0" meta:image-count="0" meta:object-count="0" meta:page-count="1" meta:paragraph-count="6" meta:word-count="87" meta:character-count="538" meta:non-whitespace-character-count="452"/>
  </office:meta>
</office:document-meta>
</file>